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 fo:background-color="#ff6600">
        <style:background-image/>
      </style:paragraph-properties>
      <style:text-properties fo:color="#ffffff" style:font-name="Nimbus Sans L" fo:font-size="13pt" fo:font-weight="bold" officeooo:rsid="00167692" officeooo:paragraph-rsid="00167692" style:font-size-asian="13pt" style:font-weight-asian="bold" style:font-size-complex="13pt" style:font-weight-complex="bold"/>
    </style:style>
    <style:style style:name="P2" style:family="paragraph" style:parent-style-name="Table_20_Contents">
      <style:paragraph-properties fo:text-align="center" style:justify-single-word="false" fo:background-color="#009900">
        <style:background-image/>
      </style:paragraph-properties>
      <style:text-properties fo:color="#ffffff" style:font-name="Nimbus Sans L" fo:font-size="13pt" fo:font-weight="bold" officeooo:rsid="00167692" officeooo:paragraph-rsid="00167692" style:font-size-asian="13pt" style:font-weight-asian="bold" style:font-size-complex="13pt" style:font-weight-complex="bold"/>
    </style:style>
    <style:style style:name="P3" style:family="paragraph" style:parent-style-name="Table_20_Contents">
      <style:paragraph-properties fo:text-align="center" style:justify-single-word="false" fo:background-color="#ff00ff">
        <style:background-image/>
      </style:paragraph-properties>
      <style:text-properties fo:color="#ffffff" style:font-name="Nimbus Sans L" fo:font-size="13pt" fo:font-weight="bold" officeooo:rsid="00167692" officeooo:paragraph-rsid="00167692" style:font-size-asian="13pt" style:font-weight-asian="bold" style:font-size-complex="13pt" style:font-weight-complex="bold"/>
    </style:style>
    <style:style style:name="P4" style:family="paragraph" style:parent-style-name="Table_20_Contents">
      <style:paragraph-properties fo:text-align="center" style:justify-single-word="false" fo:background-color="#0000ff">
        <style:background-image/>
      </style:paragraph-properties>
      <style:text-properties fo:color="#ffffff" style:font-name="Nimbus Sans L" fo:font-size="13pt" fo:font-weight="bold" officeooo:rsid="00167692" officeooo:paragraph-rsid="00167692" style:font-size-asian="13pt" style:font-weight-asian="bold" style:font-size-complex="13pt" style:font-weight-complex="bold"/>
    </style:style>
    <style:style style:name="P5" style:family="paragraph" style:parent-style-name="Header">
      <style:text-properties style:font-name="DejaVu Sans Mono" officeooo:rsid="00167692" officeooo:paragraph-rsid="00167692"/>
    </style:style>
    <style:style style:name="P6" style:family="paragraph" style:parent-style-name="Footer">
      <style:paragraph-properties fo:text-align="center" style:justify-single-word="false" fo:background-color="#ffffff">
        <style:background-image/>
      </style:paragraph-properties>
      <style:text-properties fo:color="#000000" style:font-name="Nimbus Sans L"/>
    </style:style>
    <style:style style:name="P7" style:family="paragraph" style:parent-style-name="Standard">
      <style:paragraph-properties fo:text-align="center" style:justify-single-word="false"/>
      <style:text-properties style:font-name="Nimbus Sans L" officeooo:rsid="00167692" officeooo:paragraph-rsid="00167692"/>
    </style:style>
    <style:style style:name="P8" style:family="paragraph" style:parent-style-name="Standard">
      <style:paragraph-properties fo:text-align="start" style:justify-single-word="false"/>
      <style:text-properties fo:color="#ff6600" style:font-name="Nimbus Sans L" fo:font-size="24pt" fo:font-weight="bold" officeooo:rsid="00167692" officeooo:paragraph-rsid="00167692" style:font-size-asian="21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ff6600" style:font-name="Nimbus Sans L" fo:font-size="20pt" fo:font-weight="bold" officeooo:rsid="0016b5f3" officeooo:paragraph-rsid="0016b5f3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ff6600" style:font-name="Nimbus Sans L" fo:font-size="20pt" fo:font-weight="bold" officeooo:rsid="0016b5f3" officeooo:paragraph-rsid="0018587e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ff6600" style:font-name="Nimbus Sans L" fo:font-size="11pt" fo:font-weight="bold" officeooo:rsid="0016b5f3" officeooo:paragraph-rsid="0016b5f3" style:font-size-asian="9.60000038146973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6600" style:font-name="Nimbus Sans L" fo:font-size="24pt" fo:font-weight="bold" officeooo:rsid="00167692" officeooo:paragraph-rsid="0018587e" style:font-size-asian="21pt" style:font-weight-asian="bold" style:font-size-complex="24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6600" style:font-name="Nimbus Sans L" fo:font-size="24pt" fo:font-weight="bold" officeooo:rsid="00167692" officeooo:paragraph-rsid="0019ad3f" style:font-size-asian="21pt" style:font-weight-asian="bold" style:font-size-complex="24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6600" style:font-name="Nimbus Sans L" fo:font-size="20pt" fo:font-weight="bold" officeooo:rsid="0016b5f3" officeooo:paragraph-rsid="0016b5f3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6600" style:font-name="Nimbus Sans L" fo:font-size="20pt" fo:font-weight="bold" officeooo:rsid="0016b5f3" officeooo:paragraph-rsid="0018587e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ff" style:font-name="Nimbus Sans L" fo:font-size="20pt" fo:font-weight="bold" officeooo:rsid="0016b5f3" officeooo:paragraph-rsid="0016b5f3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ff" style:font-name="Nimbus Sans L" fo:font-size="20pt" fo:font-weight="bold" officeooo:rsid="0016b5f3" officeooo:paragraph-rsid="0019ad3f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ff6600" style:font-name="Nimbus Sans L" fo:font-size="10.5pt" fo:font-weight="bold" officeooo:rsid="0016b5f3" officeooo:paragraph-rsid="0019ad3f" fo:background-color="#0000ff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ff00cc" style:font-name="Nimbus Sans L" fo:font-size="20pt" fo:font-weight="bold" officeooo:rsid="0016b5f3" officeooo:paragraph-rsid="0016b5f3" fo:background-color="transparent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ff00cc" style:font-name="Nimbus Sans L" fo:font-size="20pt" fo:font-weight="bold" officeooo:rsid="0016b5f3" officeooo:paragraph-rsid="0018587e" fo:background-color="transparent" style:font-size-asian="20pt" style:font-weight-asian="bold" style:font-size-complex="20pt" style:font-weight-complex="bold"/>
    </style:style>
    <style:style style:name="P2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ff00cc" style:font-name="Nimbus Sans L" fo:font-size="10.5pt" fo:font-weight="bold" officeooo:rsid="0016b5f3" officeooo:paragraph-rsid="0018587e" fo:background-color="transparent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6600" style:font-name="Nimbus Sans L" fo:font-size="10.5pt" fo:font-weight="bold" officeooo:rsid="00167692" officeooo:paragraph-rsid="0019ad3f" fo:background-color="#ff33ff" style:font-size-asian="10.5pt" style:font-weight-asian="bold" style:font-size-complex="10.5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Nimbus Sans L" fo:font-size="48pt" officeooo:rsid="00167692" officeooo:paragraph-rsid="00167692" style:font-size-asian="48pt" style:font-size-complex="48pt"/>
    </style:style>
    <style:style style:name="P24" style:family="paragraph" style:parent-style-name="Standard">
      <style:paragraph-properties fo:text-align="start" style:justify-single-word="false"/>
      <style:text-properties fo:color="#ffffff" style:font-name="Nimbus Sans L" fo:font-size="10.5pt" fo:font-style="italic" fo:font-weight="bold" officeooo:rsid="0018587e" officeooo:paragraph-rsid="0018587e" fo:background-color="#006600" style:font-size-asian="10.5pt" style:font-style-asian="italic" style:font-weight-asian="bold" style:font-size-complex="10.5pt" style:font-style-complex="italic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6600" style:font-name="Nimbus Sans L" fo:font-size="20pt" fo:font-weight="bold" officeooo:rsid="0016b5f3" officeooo:paragraph-rsid="0018587e" style:font-size-asian="20pt" style:font-weight-asian="bold" style:font-size-complex="20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ff" style:font-name="Nimbus Sans L" fo:font-size="40pt" fo:font-weight="bold" officeooo:rsid="00167692" officeooo:paragraph-rsid="0018587e" style:font-size-asian="40pt" style:font-weight-asian="bold" style:font-size-complex="40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ff" style:font-name="Nimbus Sans L" fo:font-size="20pt" fo:font-weight="bold" officeooo:rsid="0016b5f3" officeooo:paragraph-rsid="0016b5f3" style:font-size-asian="20pt" style:font-weight-asian="bold" style:font-size-complex="20pt" style:font-weight-complex="bold"/>
    </style:style>
    <style:style style:name="P28" style:family="paragraph" style:parent-style-name="Standard">
      <style:paragraph-properties fo:text-align="start" style:justify-single-word="false" fo:break-before="page"/>
      <style:text-properties fo:color="#ff6600" style:font-name="Nimbus Sans L" fo:font-size="40pt" fo:font-weight="bold" officeooo:rsid="00167692" officeooo:paragraph-rsid="00167692" style:font-size-asian="40pt" style:font-weight-asian="bold" style:font-size-complex="40pt" style:font-weight-complex="bold"/>
    </style:style>
    <style:style style:name="P29" style:family="paragraph" style:parent-style-name="Standard">
      <style:paragraph-properties fo:text-align="start" style:justify-single-word="false" fo:break-before="page"/>
      <style:text-properties fo:color="#006600" style:font-name="Nimbus Sans L" fo:font-size="40pt" fo:font-weight="bold" officeooo:rsid="00167692" officeooo:paragraph-rsid="0018587e" style:font-size-asian="40pt" style:font-weight-asian="bold" style:font-size-complex="40pt" style:font-weight-complex="bold"/>
    </style:style>
    <style:style style:name="P30" style:family="paragraph" style:parent-style-name="Standard">
      <style:paragraph-properties fo:text-align="start" style:justify-single-word="false" fo:break-before="page"/>
      <style:text-properties fo:color="#ff00cc" style:font-name="Nimbus Sans L" fo:font-size="40pt" fo:font-weight="bold" officeooo:rsid="00167692" officeooo:paragraph-rsid="0018587e" style:font-size-asian="40pt" style:font-weight-asian="bold" style:font-size-complex="40pt" style:font-weight-complex="bold"/>
    </style:style>
    <style:style style:name="P31" style:family="paragraph" style:parent-style-name="Standard">
      <style:paragraph-properties fo:text-align="start" style:justify-single-word="false" fo:break-before="page"/>
      <style:text-properties fo:color="#0000ff" style:font-name="Nimbus Sans L" fo:font-size="40pt" fo:font-weight="bold" officeooo:rsid="00167692" officeooo:paragraph-rsid="0018587e" style:font-size-asian="40pt" style:font-weight-asian="bold" style:font-size-complex="40pt" style:font-weight-complex="bold"/>
    </style:style>
    <style:style style:name="P3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ffffff" style:font-name="Nimbus Sans L" fo:font-size="10.5pt" fo:font-style="italic" fo:font-weight="bold" officeooo:rsid="0018587e" officeooo:paragraph-rsid="0018587e" fo:background-color="#ff6600" style:font-size-asian="10.5pt" style:font-style-asian="italic" style:font-weight-asian="bold" style:font-size-complex="10.5pt" style:font-style-complex="italic" style:font-weight-complex="bold"/>
    </style:style>
    <style:style style:name="P3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ffffff" style:font-name="Nimbus Sans L" fo:font-size="10.5pt" fo:font-style="italic" fo:font-weight="bold" officeooo:rsid="0018587e" officeooo:paragraph-rsid="0018587e" fo:background-color="#ff33ff" style:font-size-asian="10.5pt" style:font-style-asian="italic" style:font-weight-asian="bold" style:font-size-complex="10.5pt" style:font-style-complex="italic" style:font-weight-complex="bold"/>
    </style:style>
    <style:style style:name="P34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ffffff" style:font-name="Nimbus Sans L" fo:font-size="10.5pt" fo:font-style="italic" fo:font-weight="bold" officeooo:rsid="0019ad3f" officeooo:paragraph-rsid="0018587e" fo:background-color="#ff33ff" style:font-size-asian="10.5pt" style:font-style-asian="italic" style:font-weight-asian="bold" style:font-size-complex="10.5pt" style:font-style-complex="italic" style:font-weight-complex="bold"/>
    </style:style>
    <style:style style:name="T1" style:family="text">
      <style:text-properties fo:font-size="110pt" style:font-size-asian="110pt" style:font-size-complex="11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0000ff" fo:font-size="20pt" officeooo:rsid="0016b5f3" style:font-size-asian="20pt" style:font-size-complex="20pt"/>
    </style:style>
    <style:style style:name="T4" style:family="text">
      <style:text-properties fo:font-size="20pt" officeooo:rsid="0016b5f3" style:font-size-asian="20pt" style:font-size-complex="20pt"/>
    </style:style>
    <style:style style:name="T5" style:family="text">
      <style:text-properties fo:color="#ffffff" fo:font-size="12pt" fo:font-style="italic" officeooo:rsid="0018587e" fo:background-color="#006600" loext:char-shading-value="0" style:font-size-asian="12pt" style:font-style-asian="italic" style:font-size-complex="12pt" style:font-style-complex="italic"/>
    </style:style>
    <style:style style:name="T6" style:family="text">
      <style:text-properties fo:color="#ffffff" fo:font-size="10.5pt" fo:font-style="italic" officeooo:rsid="0018587e" fo:background-color="#0000ff" loext:char-shading-value="0" style:font-size-asian="10.5pt" style:font-style-asian="italic" style:font-size-complex="10.5pt" style:font-style-complex="italic"/>
    </style:style>
    <style:style style:name="T7" style:family="text">
      <style:text-properties fo:color="#ffffff" fo:font-size="10.5pt" fo:font-style="italic" officeooo:rsid="0019ad3f" fo:background-color="#0000ff" loext:char-shading-value="0" style:font-size-asian="10.5pt" style:font-style-asian="italic" style:font-size-complex="10.5pt" style:font-style-complex="italic"/>
    </style:style>
    <style:style style:name="T8" style:family="text">
      <style:text-properties fo:color="#ffffff" fo:font-size="10.5pt" fo:font-style="italic" officeooo:rsid="0018587e" fo:background-color="#006600" loext:char-shading-value="0" style:font-size-asian="10.5pt" style:font-style-asian="italic" style:font-size-complex="10.5pt" style:font-style-complex="italic"/>
    </style:style>
    <style:style style:name="T9" style:family="text">
      <style:text-properties fo:color="#ffffff" fo:font-size="10.5pt" fo:font-style="italic" officeooo:rsid="0018587e" fo:background-color="#ff6600" loext:char-shading-value="0" style:font-size-asian="10.5pt" style:font-style-asian="italic" style:font-size-complex="10.5pt" style:font-style-complex="italic"/>
    </style:style>
    <style:style style:name="T10" style:family="text">
      <style:text-properties fo:color="#ffffff" fo:font-style="italic" officeooo:rsid="0018587e" style:font-style-asian="italic" style:font-style-complex="italic"/>
    </style:style>
    <style:style style:name="T11" style:family="text">
      <style:text-properties fo:color="#ffffff" fo:font-style="italic" officeooo:rsid="0019ad3f" style:font-style-asian="italic" style:font-style-complex="italic"/>
    </style:style>
    <style:style style:name="T12" style:family="text">
      <style:text-properties fo:color="#ffffff" fo:font-style="italic" officeooo:rsid="0018587e" fo:background-color="#ff33ff" loext:char-shading-value="0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3"/>
      <text:p text:style-name="P23"/>
      <text:p text:style-name="P23"/>
      <text:p text:style-name="P7"><text:span text:style-name="T2">THEOLOGY AND ETHICS</text:span><text:line-break/><text:span text:style-name="T1">QOUTES<text:line-break/></text:span></text:p>
      <text:p text:style-name="P28">Catholismism</text:p>
      <text:p text:style-name="P8"><text:s/></text:p>
      <text:p text:style-name="P10">Abortion </text:p>
      <text:p text:style-name="P32">“NO! <text:s/>NEVER DO ANYTHING BAD TO CHILDREN!”</text:p>
      <text:p text:style-name="P9"/>
      <text:p text:style-name="P9">Animal rights</text:p>
      <text:p text:style-name="P32">“NO MEAT ON FRIDAY !”</text:p>
      <text:p text:style-name="P11"/>
      <text:p text:style-name="P9"/>
      <text:p text:style-name="P10">Crime and punishment</text:p>
      <text:p text:style-name="P10"><text:span text:style-name="T9">“5,000 HAIL MARIES!”</text:span><text:line-break/></text:p>
      <text:p text:style-name="P10">Death and euthinasia</text:p>
      <text:p text:style-name="P32">“CRIME AGAINST GOD”</text:p>
      <text:p text:style-name="P9"/>
      <text:p text:style-name="P9">Drugs</text:p>
      <text:p text:style-name="P32">“DRUGS ARE BAD! *TAKES COMMUNION*”</text:p>
      <text:p text:style-name="P9"/>
      <text:p text:style-name="P9">Poverty</text:p>
      <text:p text:style-name="P32">“CHECK OUT MA BLING, YEH GOLDEN THONE BIACH”</text:p>
      <text:p text:style-name="P9"/>
      <text:p text:style-name="P9">Prejudice</text:p>
      <text:p text:style-name="P32">“WE ALL ARE EQUAL. EXCEPT WOMEN”</text:p>
      <text:p text:style-name="P9"/>
      <text:p text:style-name="P9">War and peace</text:p>
      <text:p text:style-name="P32">“GO IN PEACE... AND TAKE BACK THE HOLY LAND!”</text:p>
      <text:p text:style-name="P29">Islam</text:p>
      <text:p text:style-name="P12"><text:line-break/><text:span text:style-name="T4">Abortion<text:line-break/></text:span><text:span text:style-name="T8">“A WHAT? WHY WOULD YOU WANT TO DO THAT?”</text:span></text:p>
      <text:p text:style-name="P14"/>
      <text:p text:style-name="P14">Animal rights</text:p>
      <text:p text:style-name="P24">“FOR THE LAST TIME, I DON'T EAT PORK!”</text:p>
      <text:p text:style-name="P14"/>
      <text:p text:style-name="P15">Crime and punishment</text:p>
      <text:p text:style-name="P15"><text:span text:style-name="T8">“WHATS WRONG WITH THE DEATH PENALTY?”</text:span><text:line-break/></text:p>
      <text:p text:style-name="P15">Death and euthinasia</text:p>
      <text:p text:style-name="P24">“WUSS”</text:p>
      <text:p text:style-name="P14"/>
      <text:p text:style-name="P14">Drugs</text:p>
      <text:p text:style-name="P24">“FOR THE LAST TIME, I DONT DRINK EITHER!”</text:p>
      <text:p text:style-name="P14"/>
      <text:p text:style-name="P14">Poverty</text:p>
      <text:p text:style-name="P24">“ZAKAT”</text:p>
      <text:p text:style-name="P14"/>
      <text:p text:style-name="P14">Prejudice</text:p>
      <text:p text:style-name="P24">“WOMEN ARE DIFFRENT TO MEN”</text:p>
      <text:p text:style-name="P15"/>
      <text:p text:style-name="P15">War and peace</text:p>
      <text:p text:style-name="P12"><text:span text:style-name="T5"><text:s/></text:span><text:span text:style-name="T8">-INSERT STERYOTYPE HERE-</text:span><text:span text:style-name="T5"> </text:span></text:p>
      <text:p text:style-name="P12"><text:line-break/></text:p>
      <text:p text:style-name="P30">Protestantism</text:p>
      <text:p text:style-name="P12"/>
      <text:p text:style-name="P19">Abortion</text:p>
      <text:p text:style-name="P33">“UM... WE DON'T REALLY KNOW... SORRY... JUST PLAY IT SAFE”</text:p>
      <text:p text:style-name="P19"/>
      <text:p text:style-name="P19">Animal rights</text:p>
      <text:p text:style-name="P33">“WELL MAYBE IT'S OKAY TO EAT MEAT BUT WE DON'T WANT TO BE MEAN...”</text:p>
      <text:p text:style-name="P19"/>
      <text:p text:style-name="P20">Crime and punishment</text:p>
      <text:p text:style-name="P21"><text:span text:style-name="T12">“DON'T BE TOO HARSH... :(”</text:span><text:line-break/></text:p>
      <text:p text:style-name="P20">Death and euthinasia</text:p>
      <text:p text:style-name="P34">A VERY APPROPRIATE TOPIC FOR THE DIEING C.O.E</text:p>
      <text:p text:style-name="P19"/>
      <text:p text:style-name="P19">Drugs</text:p>
      <text:p text:style-name="P22"><text:span text:style-name="T10">“</text:span><text:span text:style-name="T11">WOULD YOU LIKE A BIT OF CHERRY DEARY?</text:span><text:span text:style-name="T10">”</text:span></text:p>
      <text:p text:style-name="P19"/>
      <text:p text:style-name="P19">Poverty</text:p>
      <text:p text:style-name="P22"><text:span text:style-name="T10">“</text:span><text:span text:style-name="T11">TIME FOR A TOBOLA FOR CHRISTIAN AID!</text:span><text:span text:style-name="T10">”</text:span></text:p>
      <text:p text:style-name="P19"/>
      <text:p text:style-name="P19">Prejudice</text:p>
      <text:p text:style-name="P22"><text:span text:style-name="T10">“</text:span><text:span text:style-name="T11">CAN WE HAVE WOMEN BISHOPS YET?</text:span><text:span text:style-name="T10">” </text:span><text:span text:style-name="T11">CLERGY:”NO &gt;:|”</text:span></text:p>
      <text:p text:style-name="P19"/>
      <text:p text:style-name="P19">War and peace</text:p>
      <text:p text:style-name="P22"><text:span text:style-name="T10">“</text:span><text:span text:style-name="T11">WHY CAN'T WE JUST BE NICE TO EACH OTHER :'(</text:span><text:span text:style-name="T10">”</text:span></text:p>
      <text:p text:style-name="P26"/>
      <text:p text:style-name="P31">UK Law</text:p>
      <text:p text:style-name="P12"><text:line-break/><text:span text:style-name="T3">Abortion</text:span></text:p>
      <text:p text:style-name="P18"><text:span text:style-name="T10">“</text:span><text:span text:style-name="T11">A BRITISH MIDDLE GROUND – RETARDED AND BADLY IMPLIMENTED</text:span><text:span text:style-name="T10">”</text:span></text:p>
      <text:p text:style-name="P16"/>
      <text:p text:style-name="P16">Animal rights</text:p>
      <text:p text:style-name="P18"><text:span text:style-name="T10">“</text:span><text:span text:style-name="T11">FINE, <text:s/>WE'LL BAN SUFFOCATEING CHICKENS TO DEATH</text:span><text:span text:style-name="T10">”</text:span></text:p>
      <text:p text:style-name="P16"/>
      <text:p text:style-name="P17">Crime and punishment</text:p>
      <text:p text:style-name="P17"><text:span text:style-name="T6">“</text:span><text:span text:style-name="T7">I SENTANCE YOU FOUR YEARS FOR THAT TWITTER POST</text:span><text:span text:style-name="T6">”</text:span><text:line-break/></text:p>
      <text:p text:style-name="P17">Death and euthinasia</text:p>
      <text:p text:style-name="P18"><text:span text:style-name="T10">“</text:span><text:span text:style-name="T11">YOU CAN ONLY KILL THEM SLOWLY</text:span><text:span text:style-name="T10">”</text:span></text:p>
      <text:p text:style-name="P16"/>
      <text:p text:style-name="P16">Drugs</text:p>
      <text:p text:style-name="P18"><text:span text:style-name="T10">“</text:span><text:span text:style-name="T11">OUH ARR, WE GOTTA BE HARD ON THOSE YOBS SMOKING CANNABIS</text:span><text:span text:style-name="T10">”</text:span></text:p>
      <text:p text:style-name="P16"/>
      <text:p text:style-name="P16">Poverty</text:p>
      <text:p text:style-name="P18"><text:span text:style-name="T10">“</text:span><text:span text:style-name="T11">BONGO BONGO LAND</text:span><text:span text:style-name="T10">”</text:span></text:p>
      <text:p text:style-name="P16"/>
      <text:p text:style-name="P16">Prejudice</text:p>
      <text:p text:style-name="P18"><text:span text:style-name="T10">“</text:span><text:span text:style-name="T11">HELLO MR TURBAN SIR, YOU HAVE BEEN 'RANDOMLY' SELECTED FOR A SEARCH</text:span><text:span text:style-name="T10">”</text:span></text:p>
      <text:p text:style-name="P16"/>
      <text:p text:style-name="P13"><text:span text:style-name="T3">War and peace</text:span><text:line-break/><text:span text:style-name="T6">“</text:span><text:span text:style-name="T7">SUPPORT THE TROOPS – THE AMERICAN ONES THAT WE'RE FOLLOWING INTO THIS WAR</text:span><text:span text:style-name="T6">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9.6cm" table:align="margins"/>
    </style:style>
    <style:style style:name="Table1.A" style:family="table-column">
      <style:table-column-properties style:column-width="4.9cm" style:rel-column-width="16383*"/>
    </style:style>
    <style:style style:name="Table1.D" style:family="table-column">
      <style:table-column-properties style:column-width="4.9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3" style:family="table">
      <style:table-properties style:width="19.6cm" table:align="margins"/>
    </style:style>
    <style:style style:name="Table3.A" style:family="table-column">
      <style:table-column-properties style:column-width="4.9cm" style:rel-column-width="16383*"/>
    </style:style>
    <style:style style:name="Table3.D" style:family="table-column">
      <style:table-column-properties style:column-width="4.9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center" style:justify-single-word="false" fo:background-color="#ff6600">
        <style:background-image/>
      </style:paragraph-properties>
      <style:text-properties fo:color="#ffffff" style:font-name="Nimbus Sans L" fo:font-size="13pt" fo:font-weight="bold" officeooo:rsid="00167692" officeooo:paragraph-rsid="00167692" style:font-size-asian="13pt" style:font-weight-asian="bold" style:font-size-complex="13pt" style:font-weight-complex="bold"/>
    </style:style>
    <style:style style:name="MP2" style:family="paragraph" style:parent-style-name="Table_20_Contents">
      <style:paragraph-properties fo:text-align="center" style:justify-single-word="false" fo:background-color="#009900">
        <style:background-image/>
      </style:paragraph-properties>
      <style:text-properties fo:color="#ffffff" style:font-name="Nimbus Sans L" fo:font-size="13pt" fo:font-weight="bold" officeooo:rsid="00167692" officeooo:paragraph-rsid="00167692" style:font-size-asian="13pt" style:font-weight-asian="bold" style:font-size-complex="13pt" style:font-weight-complex="bold"/>
    </style:style>
    <style:style style:name="MP3" style:family="paragraph" style:parent-style-name="Table_20_Contents">
      <style:paragraph-properties fo:text-align="center" style:justify-single-word="false" fo:background-color="#ff00ff">
        <style:background-image/>
      </style:paragraph-properties>
      <style:text-properties fo:color="#ffffff" style:font-name="Nimbus Sans L" fo:font-size="13pt" fo:font-weight="bold" officeooo:rsid="00167692" officeooo:paragraph-rsid="00167692" style:font-size-asian="13pt" style:font-weight-asian="bold" style:font-size-complex="13pt" style:font-weight-complex="bold"/>
    </style:style>
    <style:style style:name="MP4" style:family="paragraph" style:parent-style-name="Table_20_Contents">
      <style:paragraph-properties fo:text-align="center" style:justify-single-word="false" fo:background-color="#0000ff">
        <style:background-image/>
      </style:paragraph-properties>
      <style:text-properties fo:color="#ffffff" style:font-name="Nimbus Sans L" fo:font-size="13pt" fo:font-weight="bold" officeooo:rsid="00167692" officeooo:paragraph-rsid="00167692" style:font-size-asian="13pt" style:font-weight-asian="bold" style:font-size-complex="13pt" style:font-weight-complex="bold"/>
    </style:style>
    <style:style style:name="MP5" style:family="paragraph" style:parent-style-name="Header">
      <style:text-properties style:font-name="DejaVu Sans Mono" officeooo:rsid="00167692" officeooo:paragraph-rsid="00167692"/>
    </style:style>
    <style:style style:name="MP6" style:family="paragraph" style:parent-style-name="Footer">
      <style:paragraph-properties fo:text-align="center" style:justify-single-word="false" fo:background-color="#ffffff">
        <style:background-image/>
      </style:paragraph-properties>
      <style:text-properties fo:color="#000000" style:font-name="Nimbus Sans L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 table:number-columns-repeated="3"/>
          <table:table-column table:style-name="Table1.D"/>
          <table:table-row>
            <table:table-cell table:style-name="Table1.A1" office:value-type="string">
              <text:p text:style-name="MP1">Catholisism</text:p>
            </table:table-cell>
            <table:table-cell table:style-name="Table1.A1" office:value-type="string">
              <text:p text:style-name="MP2">Islam</text:p>
            </table:table-cell>
            <table:table-cell table:style-name="Table1.A1" office:value-type="string">
              <text:p text:style-name="MP3">Protestantism</text:p>
            </table:table-cell>
            <table:table-cell table:style-name="Table1.D1" office:value-type="string">
              <text:p text:style-name="MP4">UK Law</text:p>
            </table:table-cell>
          </table:table-row>
        </table:table>
        <text:p text:style-name="MP5"><text:s text:c="4"/></text:p>
      </style:header>
      <style:header-first>
        <table:table table:name="Table3" table:style-name="Table3">
          <table:table-column table:style-name="Table3.A" table:number-columns-repeated="3"/>
          <table:table-column table:style-name="Table3.D"/>
          <table:table-row>
            <table:table-cell table:style-name="Table3.A1" office:value-type="string">
              <text:p text:style-name="MP1">Catholisism</text:p>
            </table:table-cell>
            <table:table-cell table:style-name="Table3.A1" office:value-type="string">
              <text:p text:style-name="MP2">Islam</text:p>
            </table:table-cell>
            <table:table-cell table:style-name="Table3.A1" office:value-type="string">
              <text:p text:style-name="MP3">Protestantism</text:p>
            </table:table-cell>
            <table:table-cell table:style-name="Table3.D1" office:value-type="string">
              <text:p text:style-name="MP4">UK Law</text:p>
            </table:table-cell>
          </table:table-row>
        </table:table>
        <text:p text:style-name="MP5"><text:s text:c="4"/></text:p>
      </style:header-first>
      <style:footer>
        <text:p text:style-name="MP6"><text:page-number text:select-page="current">5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idan </meta:initial-creator>
    <meta:creation-date>2014-05-03T10:47:19.970390493</meta:creation-date>
    <dc:date>2014-05-03T11:49:03.577899673</dc:date>
    <dc:creator>Aidan </dc:creator>
    <meta:editing-duration>PT1S</meta:editing-duration>
    <meta:editing-cycles>1</meta:editing-cycles>
    <meta:generator>LibreOffice/4.2.3.3$Linux_X86_64 LibreOffice_project/420$Build-3</meta:generator>
    <meta:document-statistic meta:table-count="2" meta:image-count="0" meta:object-count="0" meta:page-count="5" meta:paragraph-count="80" meta:word-count="305" meta:character-count="1783" meta:non-whitespace-character-count="1530"/>
  </office:meta>
</office:document-meta>
</file>